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380.81pt"/>
    </style:style>
    <style:style style:name="co9" style:family="table-column">
      <style:table-column-properties fo:break-before="auto" style:column-width="227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94bd5e"/>
    </style:style>
    <style:style style:name="ce17" style:family="table-cell" style:parent-style-name="Default">
      <style:table-cell-properties fo:background-color="#ff0000"/>
    </style:style>
    <style:style style:name="ce2" style:family="table-cell" style:parent-style-name="Default" style:data-style-name="N84"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3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5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1012" table:default-cell-style-name="Default"/>
        <table:table-row table:style-name="ro1">
          <table:table-cell table:style-name="ce4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Test Samples</text:p>
          </table:table-cell>
          <table:table-cell table:style-name="ce2" office:value-type="string" calcext:value-type="string">
            <text:p>Test Date</text:p>
          </table:table-cell>
          <table:table-cell table:style-name="ce7" office:value-type="string" calcext:value-type="string">
            <text:p>Diff Accuracy</text:p>
          </table:table-cell>
          <table:table-cell table:style-name="ce7" office:value-type="string" calcext:value-type="string">
            <text:p>Abs Accuracy</text:p>
          </table:table-cell>
          <table:table-cell table:style-name="ce7" office:value-type="string" calcext:value-type="string">
            <text:p>Rev Accuracy</text:p>
          </table:table-cell>
          <table:table-cell table:style-name="ce1" office:value-type="string" calcext:value-type="string">
            <text:p>Real Seconds</text:p>
          </table:table-cell>
          <table:table-cell table:style-name="ce4" office:value-type="string" calcext:value-type="string">
            <text:p>Transcription/Second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2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70" calcext:value-type="float">
            <text:p>70</text:p>
          </table:table-cell>
          <table:table-cell office:value-type="date" office:date-value="2018-01-08" calcext:value-type="date">
            <text:p>2018-01-08</text:p>
          </table:table-cell>
          <table:table-cell office:value-type="float" office:value="0.728972718858" calcext:value-type="float">
            <text:p>0.73</text:p>
          </table:table-cell>
          <table:table-cell office:value-type="float" office:value="0.433333333333" calcext:value-type="float">
            <text:p>0.4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AMPLES/[.I2]" office:value-type="float" office:value="1.75" calcext:value-type="float">
            <text:p>1.7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650675023999" calcext:value-type="float">
            <text:p>0.65</text:p>
          </table:table-cell>
          <table:table-cell office:value-type="float" office:value="0.3" calcext:value-type="float">
            <text:p>0.3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SAMPLES/[.I3]" office:value-type="float" office:value="2.8" calcext:value-type="float">
            <text:p>2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726952838341" calcext:value-type="float">
            <text:p>0.73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AMPLES/[.I4]" office:value-type="float" office:value="3.68421052631579" calcext:value-type="float">
            <text:p>3.6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37140933267" calcext:value-type="float">
            <text:p>0.84</text:p>
          </table:table-cell>
          <table:table-cell office:value-type="float" office:value="0.666666666667" calcext:value-type="float">
            <text:p>0.67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SAMPLES/[.I5]" office:value-type="float" office:value="0.526315789473684" calcext:value-type="float">
            <text:p>0.53</text:p>
          </table:table-cell>
          <table:table-cell office:value-type="string" calcext:value-type="string">
            <text:p>Microsoft ended public API. Further tests not possible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853484911794" calcext:value-type="float">
            <text:p>0.85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35" calcext:value-type="float">
            <text:p>35</text:p>
          </table:table-cell>
          <table:table-cell table:formula="of:=SAMPLES/[.I6]" office:value-type="float" office:value="2" calcext:value-type="float">
            <text:p>2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date" office:date-value="2018-01-10" calcext:value-type="date">
            <text:p>2018-01-10</text:p>
          </table:table-cell>
          <table:table-cell office:value-type="float" office:value="0.922982141044" calcext:value-type="float">
            <text:p>0.92</text:p>
          </table:table-cell>
          <table:table-cell office:value-type="float" office:value="0.733333333333" calcext:value-type="float">
            <text:p>0.73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SAMPLES/[.I7]" office:value-type="float" office:value="0.482758620689655" calcext:value-type="float">
            <text:p>0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675711847027" calcext:value-type="float">
            <text:p>0.68</text:p>
          </table:table-cell>
          <table:table-cell office:value-type="float" office:value="0.140845070423" calcext:value-type="float">
            <text:p>0.14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SAMPLES/[.I8]" office:value-type="float" office:value="1.14516129032258" calcext:value-type="float">
            <text:p>1.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1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774034944463" calcext:value-type="float">
            <text:p>0.77</text:p>
          </table:table-cell>
          <table:table-cell office:value-type="float" office:value="0.253521126761" calcext:value-type="float">
            <text:p>0.25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9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SAMPLES/[.I10]" office:value-type="float" office:value="1.47916666666667" calcext:value-type="float">
            <text:p>1.4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59605148697" calcext:value-type="float">
            <text:p>0.86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SAMPLES/[.I11]" office:value-type="float" office:value="0.80225988700565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07-12" calcext:value-type="date">
            <text:p>2018-07-12</text:p>
          </table:table-cell>
          <table:table-cell office:value-type="float" office:value="0.86423527877" calcext:value-type="float">
            <text:p>0.86</text:p>
          </table:table-cell>
          <table:table-cell office:value-type="float" office:value="0.43661971831" calcext:value-type="float">
            <text:p>0.44</text:p>
          </table:table-cell>
          <table:table-cell/>
          <table:table-cell office:value-type="float" office:value="607" calcext:value-type="float">
            <text:p>607</text:p>
          </table:table-cell>
          <table:table-cell table:formula="of:=SAMPLES/[.I12]" office:value-type="float" office:value="0.233937397034596" calcext:value-type="float">
            <text:p>0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SAMPLES/[.I13]" office:value-type="float" office:value="1.59550561797753" calcext:value-type="float">
            <text:p>1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2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721713114592184" calcext:value-type="float">
            <text:p>0.72</text:p>
          </table:table-cell>
          <table:table-cell office:value-type="float" office:value="0.028169014084507" calcext:value-type="float">
            <text:p>0.03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SAMPLES/[.I14]" office:value-type="float" office:value="0.529850746268657" calcext:value-type="float">
            <text:p>0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19401803119" calcext:value-type="float">
            <text:p>0.82</text:p>
          </table:table-cell>
          <table:table-cell office:value-type="float" office:value="0.394366197183" calcext:value-type="float">
            <text:p>0.3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SAMPLES/[.I15]" office:value-type="float" office:value="1.52688172043011" calcext:value-type="float">
            <text:p>1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8-10-08" calcext:value-type="date">
            <text:p>2018-10-08</text:p>
          </table:table-cell>
          <table:table-cell office:value-type="float" office:value="0.860153219863991" calcext:value-type="float">
            <text:p>0.86</text:p>
          </table:table-cell>
          <table:table-cell office:value-type="float" office:value="0.408450704225352" calcext:value-type="float">
            <text:p>0.41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SAMPLES/[.I16]" office:value-type="float" office:value="0.724489795918367" calcext:value-type="float">
            <text:p>0.7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SAMPLES/[.I17]" office:value-type="float" office:value="0.408045977011494" calcext:value-type="float">
            <text:p>0.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4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679582979530982" calcext:value-type="float">
            <text:p>0.68</text:p>
          </table:table-cell>
          <table:table-cell office:value-type="float" office:value="0.23943661971831" calcext:value-type="float">
            <text:p>0.24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SAMPLES/[.I18]" office:value-type="float" office:value="0.468646864686469" calcext:value-type="float">
            <text:p>0.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00365264643" calcext:value-type="float">
            <text:p>0.80</text:p>
          </table:table-cell>
          <table:table-cell office:value-type="float" office:value="0.30985915493" calcext:value-type="float">
            <text:p>0.3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SAMPLES/[.I19]" office:value-type="float" office:value="0.788888888888889" calcext:value-type="float">
            <text:p>0.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1311152092145" calcext:value-type="float">
            <text:p>0.81</text:p>
          </table:table-cell>
          <table:table-cell office:value-type="float" office:value="0.352112676056338" calcext:value-type="float">
            <text:p>0.3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SAMPLES/[.I20]" office:value-type="float" office:value="1.44897959183673" calcext:value-type="float">
            <text:p>1.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7925167443554" calcext:value-type="float">
            <text:p>0.88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SAMPLES/[.I21]" office:value-type="float" office:value="0.830409356725146" calcext:value-type="float">
            <text:p>0.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1-08" calcext:value-type="date">
            <text:p>2019-01-08</text:p>
          </table:table-cell>
          <table:table-cell office:value-type="float" office:value="0.880825036904526" calcext:value-type="float">
            <text:p>0.88</text:p>
          </table:table-cell>
          <table:table-cell office:value-type="float" office:value="0.394366197183099" calcext:value-type="float">
            <text:p>0.39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22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zilla Deep Speech</text:p>
          </table:table-cell>
          <table:table-cell office:value-type="string" calcext:value-type="string">
            <text:p>0.5.0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SAMPLES/[.I23]" office:value-type="float" office:value="0.39010989010989" calcext:value-type="float">
            <text:p>0.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0112907185747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SAMPLES/[.I24]" office:value-type="float" office:value="1.56043956043956" calcext:value-type="float">
            <text:p>1.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SAMPLES/[.I25]" office:value-type="float" office:value="0.395543175487465" calcext:value-type="float">
            <text:p>0.4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16287383953" calcext:value-type="float">
            <text:p>0.82</text:p>
          </table:table-cell>
          <table:table-cell office:value-type="float" office:value="0.323943661972" calcext:value-type="float">
            <text:p>0.32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SAMPLES/[.I26]" office:value-type="float" office:value="0.759358288770054" calcext:value-type="float">
            <text:p>0.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SAMPLES/[.I27]" office:value-type="float" office:value="0.797752808988764" calcext:value-type="float">
            <text:p>0.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7-24" calcext:value-type="date">
            <text:p>2019-07-24</text:p>
          </table:table-cell>
          <table:table-cell office:value-type="float" office:value="0.898076395236838" calcext:value-type="float">
            <text:p>0.90</text:p>
          </table:table-cell>
          <table:table-cell office:value-type="float" office:value="0.464788732394366" calcext:value-type="float">
            <text:p>0.46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SAMPLES/[.I28]" office:value-type="float" office:value="0.144162436548223" calcext:value-type="float">
            <text:p>0.14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5.1</text:p>
          </table:table-cell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758255943351664" calcext:value-type="float">
            <text:p>0.76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595940640699782" calcext:value-type="float">
            <text:p>0.60</text:p>
          </table:table-cell>
          <table:table-cell office:value-type="float" office:value="328" calcext:value-type="float">
            <text:p>328</text:p>
          </table:table-cell>
          <table:table-cell table:formula="of:=SAMPLES/[.I29]" office:value-type="float" office:value="0.43292682926829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1.07522732327976" calcext:value-type="float">
            <text:p>1.08</text:p>
          </table:table-cell>
          <table:table-cell table:style-name="ce10" office:value-type="string" calcext:value-type="string">
            <text:p>Google Speech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09742666456518" calcext:value-type="float">
            <text:p>0.81</text:p>
          </table:table-cell>
          <table:table-cell office:value-type="float" office:value="0.338028169014084" calcext:value-type="float">
            <text:p>0.34</text:p>
          </table:table-cell>
          <table:table-cell office:value-type="float" office:value="0.696626153110828" calcext:value-type="float">
            <text:p>0.70</text:p>
          </table:table-cell>
          <table:table-cell office:value-type="float" office:value="92" calcext:value-type="float">
            <text:p>92</text:p>
          </table:table-cell>
          <table:table-cell table:formula="of:=SAMPLES/[.I30]" office:value-type="float" office:value="1.54347826086957" calcext:value-type="float">
            <text:p>1.54</text:p>
          </table:table-cell>
          <table:table-cell office:value-type="string" calcext:value-type="string">
            <text:p>Very 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PocketSphinx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663968302758918" calcext:value-type="float">
            <text:p>0.66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463617050391346" calcext:value-type="float">
            <text:p>0.46</text:p>
          </table:table-cell>
          <table:table-cell office:value-type="float" office:value="330" calcext:value-type="float">
            <text:p>330</text:p>
          </table:table-cell>
          <table:table-cell table:formula="of:=SAMPLES/[.I31]" office:value-type="float" office:value="0.43030303030303" calcext:value-type="float">
            <text:p>0.43</text:p>
          </table:table-cell>
          <table:table-cell office:value-type="string" calcext:value-type="string">
            <text:p>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486559791432594" calcext:value-type="float">
            <text:p>0.49</text:p>
          </table:table-cell>
          <table:table-cell table:style-name="ce11" office:value-type="string" calcext:value-type="string">
            <text:p>IBM Speech To Text-d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16287383953178" calcext:value-type="float">
            <text:p>0.82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685295480890978" calcext:value-type="float">
            <text:p>0.69</text:p>
          </table:table-cell>
          <table:table-cell office:value-type="float" office:value="200" calcext:value-type="float">
            <text:p>200</text:p>
          </table:table-cell>
          <table:table-cell table:formula="of:=SAMPLES/[.I32]" office:value-type="float" office:value="0.71" calcext:value-type="float">
            <text:p>0.71</text:p>
          </table:table-cell>
          <table:table-cell office:value-type="string" calcext:value-type="string">
            <text:p>Way overpriced but poo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92100737657959" calcext:value-type="float">
            <text:p>0.59</text:p>
          </table:table-cell>
          <table:table-cell table:style-name="ce11" office:value-type="string" calcext:value-type="string">
            <text:p>Houndify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85342243396722" calcext:value-type="float">
            <text:p>0.89</text:p>
          </table:table-cell>
          <table:table-cell office:value-type="float" office:value="0.380281690140845" calcext:value-type="float">
            <text:p>0.38</text:p>
          </table:table-cell>
          <table:table-cell office:value-type="float" office:value="0.750550230834033" calcext:value-type="float">
            <text:p>0.75</text:p>
          </table:table-cell>
          <table:table-cell office:value-type="float" office:value="180" calcext:value-type="float">
            <text:p>180</text:p>
          </table:table-cell>
          <table:table-cell table:formula="of:=SAMPLES/[.I33]" office:value-type="float" office:value="0.788888888888889" calcext:value-type="float">
            <text:p>0.79</text:p>
          </table:table-cell>
          <table:table-cell office:value-type="string" calcext:value-type="string">
            <text:p>Overpriced for it’s mediocr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096143591424109" calcext:value-type="float">
            <text:p>0.10</text:p>
          </table:table-cell>
          <table:table-cell table:style-name="ce10" office:value-type="string" calcext:value-type="string">
            <text:p>Ensembl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26" calcext:value-type="date">
            <text:p>2019-08-26</text:p>
          </table:table-cell>
          <table:table-cell office:value-type="float" office:value="0.897775852986754" calcext:value-type="float">
            <text:p>0.90</text:p>
          </table:table-cell>
          <table:table-cell office:value-type="float" office:value="0.450704225352113" calcext:value-type="float">
            <text:p>0.45</text:p>
          </table:table-cell>
          <table:table-cell office:value-type="float" office:value="0.771857001573833" calcext:value-type="float">
            <text:p>0.77</text:p>
          </table:table-cell>
          <table:table-cell office:value-type="float" office:value="1140" calcext:value-type="float">
            <text:p>1140</text:p>
          </table:table-cell>
          <table:table-cell table:formula="of:=SAMPLES/[.I34]" office:value-type="float" office:value="0.124561403508772" calcext:value-type="float">
            <text:p>0.12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386587959527049" calcext:value-type="float">
            <text:p>0.39</text:p>
          </table:table-cell>
          <table:table-cell table:style-name="ce11" office:value-type="string" calcext:value-type="string">
            <text:p>Amazon Transcribe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11360834283096" calcext:value-type="float">
            <text:p>0.91</text:p>
          </table:table-cell>
          <table:table-cell office:value-type="float" office:value="0.436619718309859" calcext:value-type="float">
            <text:p>0.44</text:p>
          </table:table-cell>
          <table:table-cell office:value-type="float" office:value="0.81673512576137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35]" office:value-type="float" office:value="0.473333333333333" calcext:value-type="float">
            <text:p>0.47</text:p>
          </table:table-cell>
          <table:table-cell office:value-type="string" calcext:value-type="string">
            <text:p>Very slow, but could potentially run all requests in parallel to drastically speed it up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342293523566931" calcext:value-type="float">
            <text:p>0.34</text:p>
          </table:table-cell>
          <table:table-cell table:style-name="ce11" office:value-type="string" calcext:value-type="string">
            <text:p>Bing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date" office:date-value="2019-08-30" calcext:value-type="date">
            <text:p>2019-08-30</text:p>
          </table:table-cell>
          <table:table-cell office:value-type="float" office:value="0.950776037715266" calcext:value-type="float">
            <text:p>0.95</text:p>
          </table:table-cell>
          <table:table-cell office:value-type="float" office:value="0.492957746478873" calcext:value-type="float">
            <text:p>0.49</text:p>
          </table:table-cell>
          <table:table-cell office:value-type="float" office:value="0.867786397775317" calcext:value-type="float">
            <text:p>0.87</text:p>
          </table:table-cell>
          <table:table-cell office:value-type="float" office:value="360" calcext:value-type="float">
            <text:p>360</text:p>
          </table:table-cell>
          <table:table-cell table:formula="of:=SAMPLES/[.I36]" office:value-type="float" office:value="0.394444444444444" calcext:value-type="float">
            <text:p>0.39</text:p>
          </table:table-cell>
          <table:table-cell office:value-type="string" calcext:value-type="string">
            <text:p>Excellent accuracy, but expensiv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606261493843804" calcext:value-type="float">
            <text:p>0.61</text:p>
          </table:table-cell>
          <table:table-cell table:style-name="ce10" office:value-type="string" calcext:value-type="string">
            <text:p>Kald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1" calcext:value-type="date">
            <text:p>2019-11-21</text:p>
          </table:table-cell>
          <table:table-cell office:value-type="float" office:value="0.85" calcext:value-type="float">
            <text:p>0.85</text:p>
          </table:table-cell>
          <table:table-cell office:value-type="float" office:value="0.418918918918919" calcext:value-type="float">
            <text:p>0.42</text:p>
          </table:table-cell>
          <table:table-cell office:value-type="float" office:value="0.735876020113858" calcext:value-type="float">
            <text:p>0.74</text:p>
          </table:table-cell>
          <table:table-cell office:value-type="float" office:value="176" calcext:value-type="float">
            <text:p>176</text:p>
          </table:table-cell>
          <table:table-cell table:formula="of:=SAMPLES/[.I37]" office:value-type="float" office:value="0.823863636363636" calcext:value-type="float">
            <text:p>0.82</text:p>
          </table:table-cell>
          <table:table-cell office:value-type="string" calcext:value-type="string">
            <text:p>Fast with fair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575914918241478" calcext:value-type="float">
            <text:p>0.58</text:p>
          </table:table-cell>
          <table:table-cell table:style-name="ce11" office:value-type="string" calcext:value-type="string">
            <text:p>Jasp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1107861787648" calcext:value-type="float">
            <text:p>0.85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675210593800354" calcext:value-type="float">
            <text:p>0.68</text:p>
          </table:table-cell>
          <table:table-cell office:value-type="float" office:value="170" calcext:value-type="float">
            <text:p>170</text:p>
          </table:table-cell>
          <table:table-cell table:formula="of:=SAMPLES/[.I38]" office:value-type="float" office:value="0.852941176470588" calcext:value-type="float">
            <text:p>0.85</text:p>
          </table:table-cell>
          <table:table-cell office:value-type="string" calcext:value-type="string">
            <text:p>Fast with ok accuracy.</text:p>
          </table:table-cell>
          <table:table-cell office:value-type="string" calcext:value-type="string">
            <text:p>https://github.erp.pub/vadimkantorov/infer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289194142229895" calcext:value-type="float">
            <text:p>0.29</text:p>
          </table:table-cell>
          <table:table-cell table:style-name="ce11" office:value-type="string" calcext:value-type="string">
            <text:p>Paddl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3983578160555" calcext:value-type="float">
            <text:p>0.84</text:p>
          </table:table-cell>
          <table:table-cell office:value-type="float" office:value="0.45945945945946" calcext:value-type="float">
            <text:p>0.46</text:p>
          </table:table-cell>
          <table:table-cell office:value-type="float" office:value="0.717999249674221" calcext:value-type="float">
            <text:p>0.72</text:p>
          </table:table-cell>
          <table:table-cell office:value-type="float" office:value="360" calcext:value-type="float">
            <text:p>360</text:p>
          </table:table-cell>
          <table:table-cell table:formula="of:=SAMPLES/[.I39]" office:value-type="float" office:value="0.402777777777778" calcext:value-type="float">
            <text:p>0.40</text:p>
          </table:table-cell>
          <table:table-cell office:value-type="string" calcext:value-type="string">
            <text:p>A little slow but good accuracy. Requires a client/server architecture.</text:p>
          </table:table-cell>
          <table:table-cell office:value-type="string" calcext:value-type="string">
            <text:p>https://github.com/PaddlePaddle/DeepSpee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Naren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697581023370444" calcext:value-type="float">
            <text:p>0.70</text:p>
          </table:table-cell>
          <table:table-cell office:value-type="float" office:value="0" calcext:value-type="float">
            <text:p>0.00</text:p>
          </table:table-cell>
          <table:table-cell office:value-type="float" office:value="0.348973495402751" calcext:value-type="float">
            <text:p>0.35</text:p>
          </table:table-cell>
          <table:table-cell office:value-type="float" office:value="200" calcext:value-type="float">
            <text:p>200</text:p>
          </table:table-cell>
          <table:table-cell table:formula="of:=SAMPLES/[.I40]" office:value-type="float" office:value="0.725" calcext:value-type="float">
            <text:p>0.73</text:p>
          </table:table-cell>
          <table:table-cell office:value-type="string" calcext:value-type="string">
            <text:p>Garbage.</text:p>
          </table:table-cell>
          <table:table-cell office:value-type="string" calcext:value-type="string">
            <text:p>https://github.com/SeanNaren/deepspeech.pytorch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182446975290905" calcext:value-type="float">
            <text:p>0.02</text:p>
          </table:table-cell>
          <table:table-cell table:style-name="ce9" office:value-type="string" calcext:value-type="string">
            <text:p>Tedlium with BS=4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5766951974057" calcext:value-type="float">
            <text:p>0.86</text:p>
          </table:table-cell>
          <table:table-cell office:value-type="float" office:value="0.378378378378378" calcext:value-type="float">
            <text:p>0.38</text:p>
          </table:table-cell>
          <table:table-cell office:value-type="float" office:value="0.747403471191709" calcext:value-type="float">
            <text:p>0.75</text:p>
          </table:table-cell>
          <table:table-cell table:formula="of:=99*60" office:value-type="float" office:value="5940" calcext:value-type="float">
            <text:p>5940</text:p>
          </table:table-cell>
          <table:table-cell table:formula="of:=SAMPLES/[.I41]" office:value-type="float" office:value="0.0244107744107744" calcext:value-type="float">
            <text:p>0.0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084532600885896" calcext:value-type="float">
            <text:p>0.08</text:p>
          </table:table-cell>
          <table:table-cell table:style-name="ce9" office:value-type="string" calcext:value-type="string">
            <text:p>Tedlium with BS=1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875390734629931" calcext:value-type="float">
            <text:p>0.88</text:p>
          </table:table-cell>
          <table:table-cell office:value-type="float" office:value="0.324324324324324" calcext:value-type="float">
            <text:p>0.32</text:p>
          </table:table-cell>
          <table:table-cell office:value-type="float" office:value="0.728729317981862" calcext:value-type="float">
            <text:p>0.73</text:p>
          </table:table-cell>
          <table:table-cell office:value-type="float" office:value="1250" calcext:value-type="float">
            <text:p>1250</text:p>
          </table:table-cell>
          <table:table-cell table:formula="of:=SAMPLES/[.I42]" office:value-type="float" office:value="0.116" calcext:value-type="float">
            <text:p>0.12</text:p>
          </table:table-cell>
          <table:table-cell office:value-type="string" calcext:value-type="string">
            <text:p>Good accuracy but unusably slow.</text:p>
          </table:table-cell>
          <table:table-cell office:value-type="string" calcext:value-type="string">
            <text:p>https://github.com/espnet/espnet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Wav2Letter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2" calcext:value-type="date">
            <text:p>2019-11-22</text:p>
          </table:table-cell>
          <table:table-cell office:value-type="float" office:value="0.78556316543723" calcext:value-type="float">
            <text:p>0.79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00000396271835" calcext:value-type="float">
            <text:p>0.60</text:p>
          </table:table-cell>
          <table:table-cell office:value-type="float" office:value="80" calcext:value-type="float">
            <text:p>80</text:p>
          </table:table-cell>
          <table:table-cell table:formula="of:=SAMPLES/[.I43]" office:value-type="float" office:value="1.8125" calcext:value-type="float">
            <text:p>1.81</text:p>
          </table:table-cell>
          <table:table-cell office:value-type="string" calcext:value-type="string">
            <text:p>Very fast but terrible accurac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Cheetah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0.767818191111574" calcext:value-type="float">
            <text:p>0.77</text:p>
          </table:table-cell>
          <table:table-cell office:value-type="float" office:value="0.175675675675676" calcext:value-type="float">
            <text:p>0.18</text:p>
          </table:table-cell>
          <table:table-cell office:value-type="float" office:value="0.61250542381293" calcext:value-type="float">
            <text:p>0.61</text:p>
          </table:table-cell>
          <table:table-cell table:formula="of:=60+46" office:value-type="float" office:value="106" calcext:value-type="float">
            <text:p>106</text:p>
          </table:table-cell>
          <table:table-cell table:formula="of:=SAMPLES/[.I44]" office:value-type="float" office:value="1.36792452830189" calcext:value-type="float">
            <text:p>1.37</text:p>
          </table:table-cell>
          <table:table-cell office:value-type="string" calcext:value-type="string">
            <text:p>Garbage and proprietary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Aspire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758932501653523" calcext:value-type="float">
            <text:p>0.76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33942650140994" calcext:value-type="float">
            <text:p>0.63</text:p>
          </table:table-cell>
          <table:table-cell table:formula="of:=6*60" office:value-type="float" office:value="360" calcext:value-type="float">
            <text:p>360</text:p>
          </table:table-cell>
          <table:table-cell table:formula="of:=SAMPLES/[.I45]" office:value-type="float" office:value="0.402777777777778" calcext:value-type="float">
            <text:p>0.40</text:p>
          </table:table-cell>
          <table:table-cell office:value-type="string" calcext:value-type="string">
            <text:p>Slow and poor accuracy.</text:p>
          </table:table-cell>
          <table:table-cell office:value-type="string" calcext:value-type="string">
            <text:p>/home/chris/git/pykaldi/examples/setups/aspire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.71720845305704" calcext:value-type="float">
            <text:p>0.72</text:p>
          </table:table-cell>
          <table:table-cell table:style-name="ce17" office:value-type="string" calcext:value-type="string">
            <text:p>Zamia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19-12-02" calcext:value-type="date">
            <text:p>2019-12-02</text:p>
          </table:table-cell>
          <table:table-cell office:value-type="float" office:value="0.842272777219361" calcext:value-type="float">
            <text:p>0.84</text:p>
          </table:table-cell>
          <table:table-cell office:value-type="float" office:value="0.432432432432432" calcext:value-type="float">
            <text:p>0.43</text:p>
          </table:table-cell>
          <table:table-cell office:value-type="float" office:value="0.727100983444034" calcext:value-type="float">
            <text:p>0.73</text:p>
          </table:table-cell>
          <table:table-cell table:formula="of:=60*2+27" office:value-type="float" office:value="147" calcext:value-type="float">
            <text:p>147</text:p>
          </table:table-cell>
          <table:table-cell table:formula="of:=SAMPLES/[.I46]" office:value-type="float" office:value="0.986394557823129" calcext:value-type="float">
            <text:p>0.99</text:p>
          </table:table-cell>
          <table:table-cell office:value-type="string" calcext:value-type="string">
            <text:p>Reasonably fast and accurate.</text:p>
          </table:table-cell>
          <table:table-cell office:value-type="string" calcext:value-type="string">
            <text:p>/home/chris/git/pykaldi/examples/setups/zamia</text:p>
          </table:table-cell>
          <table:table-cell table:number-columns-repeated="1012"/>
        </table:table-row>
        <table:table-row table:style-name="ro1">
          <table:table-cell table:formula="of:=ACCURACY*RATE*(ACCURACY &gt; 0.67)" office:value-type="float" office:value="0" calcext:value-type="float">
            <text:p>0.00</text:p>
          </table:table-cell>
          <table:table-cell table:style-name="ce9" office:value-type="string" calcext:value-type="string">
            <text:p>Mozilla Deep Speech</text:p>
          </table:table-cell>
          <table:table-cell office:value-type="string" calcext:value-type="string">
            <text:p>0.6.0</text:p>
          </table:table-cell>
          <table:table-cell office:value-type="float" office:value="145" calcext:value-type="float">
            <text:p>145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0.753022170022586" calcext:value-type="float">
            <text:p>0.75</text:p>
          </table:table-cell>
          <table:table-cell office:value-type="float" office:value="0.22972972972973" calcext:value-type="float">
            <text:p>0.23</text:p>
          </table:table-cell>
          <table:table-cell office:value-type="float" office:value="0.617837632765859" calcext:value-type="float">
            <text:p>0.62</text:p>
          </table:table-cell>
          <table:table-cell table:formula="of:=5*60+34" office:value-type="float" office:value="334" calcext:value-type="float">
            <text:p>334</text:p>
          </table:table-cell>
          <table:table-cell table:formula="of:=SAMPLES/[.I47]" office:value-type="float" office:value="0.434131736526946" calcext:value-type="float">
            <text:p>0.43</text:p>
          </table:table-cell>
          <table:table-cell office:value-type="string" calcext:value-type="string">
            <text:p>Still garbage.</text:p>
          </table:table-cell>
          <table:table-cell table:number-columns-repeated="1013"/>
        </table:table-row>
        <table:table-row table:style-name="ro1">
          <table:table-cell table:formula="of:=ACCURACY*RATE*(ACCURACY &gt; 0.67)" office:value-type="float" office:value="0.864824238395513" calcext:value-type="float">
            <text:p>0.86</text:p>
          </table:table-cell>
          <table:table-cell table:style-name="ce11" office:value-type="string" calcext:value-type="string">
            <text:p>AssemblyAI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date" office:date-value="2020-09-23" calcext:value-type="date">
            <text:p>2020-09-23</text:p>
          </table:table-cell>
          <table:table-cell office:value-type="float" office:value="0.935381356437361" calcext:value-type="float">
            <text:p>0.94</text:p>
          </table:table-cell>
          <table:table-cell/>
          <table:table-cell office:value-type="float" office:value="0.894645763857427" calcext:value-type="float">
            <text:p>0.89</text:p>
          </table:table-cell>
          <table:table-cell office:value-type="float" office:value="150" calcext:value-type="float">
            <text:p>150</text:p>
          </table:table-cell>
          <table:table-cell table:formula="of:=SAMPLES/[.I48]" office:value-type="float" office:value="0.966666666666667" calcext:value-type="float">
            <text:p>0.97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396333333333333" calcext:value-type="float">
            <text:p>0.40</text:p>
          </table:table-cell>
          <table:table-cell table:style-name="ce10" office:value-type="string" calcext:value-type="string">
            <text:p>Vosk lgraph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" calcext:value-type="float">
            <text:p>0.90</text:p>
          </table:table-cell>
          <table:table-cell office:value-type="float" office:value="0.48" calcext:value-type="float">
            <text:p>0.48</text:p>
          </table:table-cell>
          <table:table-cell office:value-type="float" office:value="0.82" calcext:value-type="float">
            <text:p>0.82</text:p>
          </table:table-cell>
          <table:table-cell office:value-type="float" office:value="300" calcext:value-type="float">
            <text:p>300</text:p>
          </table:table-cell>
          <table:table-cell table:formula="of:=SAMPLES/[.I49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>
          <table:table-cell table:formula="of:=ACCURACY*RATE*(ACCURACY &gt; 0.67)" office:value-type="float" office:value="0.406" calcext:value-type="float">
            <text:p>0.41</text:p>
          </table:table-cell>
          <table:table-cell table:style-name="ce10" office:value-type="string" calcext:value-type="string">
            <text:p>Vosk big</text:p>
          </table:table-cell>
          <table:table-cell office:value-type="float" office:value="0.22" calcext:value-type="float">
            <text:p>0.22</text:p>
          </table:table-cell>
          <table:table-cell office:value-type="float" office:value="145" calcext:value-type="float">
            <text:p>145</text:p>
          </table:table-cell>
          <table:table-cell office:value-type="date" office:date-value="2022-03-16" calcext:value-type="date">
            <text:p>2022-03-16</text:p>
          </table:table-cell>
          <table:table-cell office:value-type="float" office:value="0.92" calcext:value-type="float">
            <text:p>0.92</text:p>
          </table:table-cell>
          <table:table-cell office:value-type="float" office:value="0.56" calcext:value-type="float">
            <text:p>0.56</text:p>
          </table:table-cell>
          <table:table-cell office:value-type="float" office:value="0.84" calcext:value-type="float">
            <text:p>0.84</text:p>
          </table:table-cell>
          <table:table-cell office:value-type="float" office:value="300" calcext:value-type="float">
            <text:p>300</text:p>
          </table:table-cell>
          <table:table-cell table:formula="of:=SAMPLES/[.I50]" office:value-type="float" office:value="0.483333333333333" calcext:value-type="float">
            <text:p>0.48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CCURACY" table:base-cell-address="$Sheet1.$H$1" table:cell-range-address="$Sheet1.$H$1:.$H$1048576"/>
        <table:named-range table:name="RATE" table:base-cell-address="$Sheet1.$J$1" table:cell-range-address="$Sheet1.$J$1:.$J$1048576"/>
        <table:named-range table:name="SAMPLES" table:base-cell-address="$Sheet1.$C$1" table:cell-range-address="$Sheet1.$D$1:.$D$1048576"/>
      </table:named-expressions>
      <table:database-ranges>
        <table:database-range table:name="__Anonymous_Sheet_DB__0" table:target-range-address="Sheet1.B1:Sheet1.K22">
          <table:sort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8:42:31.571881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9-01-08T17:55:21.748408521</meta:creation-date>
    <dc:date>2022-03-16T20:28:03.341349378</dc:date>
    <dc:creator>chris </dc:creator>
    <meta:editing-duration>P9DT10H39M57S</meta:editing-duration>
    <meta:editing-cycles>59</meta:editing-cycles>
    <meta:generator>LibreOffice/6.2.2.2$Linux_X86_64 LibreOffice_project/20$Build-2</meta:generator>
    <meta:document-statistic meta:table-count="1" meta:cell-count="433" meta:object-count="0"/>
  </office:meta>
</office:document-meta>
</file>